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Standard">
      <style:text-properties fo:font-size="10pt" officeooo:rsid="0014557d" officeooo:paragraph-rsid="0014557d" style:font-size-asian="10pt"/>
    </style:style>
    <style:style style:name="P7" style:family="paragraph" style:parent-style-name="Text_20_body" style:list-style-name="WW8Num7"/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455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">Projeto de Engenharia de Software</text:span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xml:id="list250319756" text:style-name="WW8Num7">
        <text:list-item>
          <text:p text:style-name="P7">The use case begins when &lt;actor&gt;, &lt;does something&gt;…</text:p>
        </text:list-item>
        <text:list-item>
          <text:p text:style-name="P7">&lt;basic flow step 1&gt;</text:p>
        </text:list-item>
        <text:list-item>
          <text:p text:style-name="P7">… </text:p>
        </text:list-item>
        <text:list-item>
          <text:p text:style-name="P7">&lt;basic flow step n&gt;</text:p>
        </text:list-item>
        <text:list-item>
          <text:p text:style-name="P7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1863809378" text:style-name="WW8Num2">
        <text:list-item>
          <text:p text:style-name="P8">&lt;describe flow&gt; <text:s/></text:p>
        </text:list-item>
        <text:list-item>
          <text:p text:style-name="P8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3695125660" text:style-name="WW8Num6">
        <text:list-item>
          <text:p text:style-name="P9">&lt;subflow 1, step 1&gt;</text:p>
        </text:list-item>
        <text:list-item>
          <text:p text:style-name="P9">…</text:p>
        </text:list-item>
        <text:list-item>
          <text:p text:style-name="P9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1952463970" text:style-name="WW8Num5">
        <text:list-item>
          <text:p text:style-name="P10">&lt;scenario 1, step 1&gt;</text:p>
        </text:list-item>
        <text:list-item>
          <text:p text:style-name="P10">…</text:p>
        </text:list-item>
        <text:list-item>
          <text:p text:style-name="P10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4557d" officeooo:paragraph-rsid="0014557d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14557d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Projeto de Engenharia de Software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Use-case Specification </text:span></text:p>
            </table:table-cell>
            <table:table-cell table:style-name="Tabela2.B1" office:value-type="string">
              <text:p text:style-name="MP3"><text:s text:c="2"/>Date: <text:s/>&lt;<text:span text:style-name="MT2">30</text:span>/<text:span text:style-name="MT2">04</text:span>/<text:span text:style-name="MT2">21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keyword/>
    <dc:description/>
    <meta:creation-date>2021-04-28T22:29:48.516257822</meta:creation-date>
    <dc:date>2021-04-30T00:31:32.865733187</dc:date>
    <meta:editing-cycles>3</meta:editing-cycles>
    <meta:generator>LibreOffice/6.0.7.3$Linux_X86_64 LibreOffice_project/00m0$Build-3</meta:generator>
    <meta:editing-duration>PT54S</meta:editing-duration>
    <meta:document-statistic meta:table-count="2" meta:image-count="0" meta:object-count="0" meta:page-count="1" meta:paragraph-count="36" meta:word-count="150" meta:character-count="801" meta:non-whitespace-character-count="705"/>
  </office:meta>
</office:document-meta>
</file>